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dMethodArgumentsResolverTests.resolveAndInvokeWhenInstance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Bean.injectStringAndEnvironment( String string ,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wiredMethodArgumentsResolverTests.resolveRequiredWithSingleDependencyReturn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wiredMethodArgumentsResolverTests.resolveWhenRegisteredBean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wiredMethodArgumentsResolverTests.resolveRequiredWithMultipleDependenciesReturn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utowiredMethodArgumentsResolverTests.registerTestBean( Default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Bean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MethodArgumentsResolverTests.resolveWhenMethodIsMissing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wiredMethodArgumentsResolverTests.resolveWhenUsingShortcutsInjectsDirect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utowiredMethodArgumentsResolverTests.forMethodWhenMethodNameIsEmpty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Bean.injectStr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MethodArgumentsResolverTests.resolveRequiredWhenNoSuchBeanThrowsUnsatisfiedDependenc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utowiredMethodArgumentsResolverTests.resolveNonRequiredWhenNoSuchBean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wiredMethodArgumentsResolverTests.resolveWithActionCall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utowiredMethodArgumentsResolverTests.findAutowireCandidates( String beanName , Class &lt; ? &gt; requiredType , Dependency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MethodArgumentsResolverTests.resolveAndInvokeInvoke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owiredMethodArgumentsResolverTests.resolveWithActionWhenAction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wiredMethodArgumentsResolverTests.resolveRegistersDependan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